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3ea363">
      <style:table-properties style:width="6.692in" table:align="margins"/>
    </style:style>
    <style:style style:family="table-column" style:name="a628983"/>
    <number:number-style style:name="n87eceb">
      <number:number number:decimal-places="0" number:grouping="true" number:min-integer-digits="1"/>
    </number:number-style>
    <style:style style:data-style-name="n87eceb" style:family="table-cell" style:name="a1db60d">
      <style:table-cell-properties style:decimal-places="2"/>
      <style:paragraph-properties style:tab-stop-distance="1.25cm"/>
      <style:text-properties style:font-name="Arial" style:font-name-asian="Lucida Sans Unicode" style:font-name-complex="Tahoma"/>
    </style:style>
    <number:number-style style:name="nfbd6be">
      <number:number number:decimal-places="0" number:grouping="true" number:min-integer-digits="1"/>
    </number:number-style>
    <style:style style:data-style-name="nfbd6be" style:family="table-cell" style:name="a1b6bb7">
      <style:table-cell-properties style:decimal-places="2"/>
      <style:paragraph-properties style:tab-stop-distance="1.25cm"/>
      <style:text-properties style:font-name="Arial" style:font-name-asian="Lucida Sans Unicode" style:font-name-complex="Tahoma"/>
    </style:style>
    <number:number-style style:name="n2cdb5b">
      <number:number number:decimal-places="0" number:grouping="true" number:min-integer-digits="1"/>
    </number:number-style>
    <style:style style:data-style-name="n2cdb5b" style:family="table-cell" style:name="a860e9b">
      <style:table-cell-properties style:decimal-places="2"/>
      <style:paragraph-properties style:tab-stop-distance="1.25cm"/>
      <style:text-properties style:font-name="Arial" style:font-name-asian="Lucida Sans Unicode" style:font-name-complex="Tahoma"/>
    </style:style>
    <style:style style:family="table" style:name="ac0e553">
      <style:table-properties style:width="6.692in" table:align="margins"/>
    </style:style>
    <style:style style:family="table-column" style:name="ad8f5a0"/>
    <style:style style:family="table" style:name="aa37a43">
      <style:table-properties style:width="6.692in" table:align="margins"/>
    </style:style>
    <style:style style:family="table-column" style:name="a5d154a"/>
  </office:automatic-styles>
  <office:body>
    <office:spreadsheet>
      <table:table table:name="Filmy" table:style-name="a3ea363">
        <table:table-column table:number-columns-repeated="5" table:style-name="a628983"/>
        <table:table-column table:style-name="a628983"/>
        <table:table-row>
          <table:table-cell/>
          <table:table-cell office:string-value="Film name" office:value-type="string">
            <text:p>Film name</text:p>
          </table:table-cell>
          <table:table-cell office:string-value="Year" office:value-type="string">
            <text:p>Year</text:p>
          </table:table-cell>
          <table:table-cell office:string-value="Rating" office:value-type="string">
            <text:p>Rating</text:p>
          </table:table-cell>
          <table:table-cell office:string-value="Director" office:value-type="string">
            <text:p>Director</text:p>
          </table:table-cell>
          <table:table-cell office:string-value="Description" office:value-type="string">
            <text:p>Description</text:p>
          </table:table-cell>
        </table:table-row>
        <table:table-row>
          <table:table-cell office:value="1.0" office:value-type="float" table:style-name="a1db60d">
            <text:p>1</text:p>
          </table:table-cell>
          <table:table-cell office:string-value="Stefan" office:value-type="string">
            <text:p>Stefan</text:p>
          </table:table-cell>
          <table:table-cell office:value="2015.0" office:value-type="float" table:style-name="a1b6bb7">
            <text:p>2,015</text:p>
          </table:table-cell>
          <table:table-cell office:value="5.5" office:value-type="float" table:style-name="a860e9b">
            <text:p>6</text:p>
          </table:table-cell>
          <table:table-cell office:string-value="Stefan" office:value-type="string">
            <text:p>Stefan</text:p>
          </table:table-cell>
          <table:table-cell office:string-value="Stefan je najlepsi Stefan" office:value-type="string">
            <text:p>Stefan je najlepsi Stefan</text:p>
          </table:table-cell>
        </table:table-row>
      </table:table>
      <table:table table:name="Audio" table:style-name="ac0e553">
        <table:table-column table:number-columns-repeated="5" table:style-name="ad8f5a0"/>
        <table:table-column table:style-name="ad8f5a0"/>
        <table:table-row>
          <table:table-cell/>
          <table:table-cell office:string-value="Film name" office:value-type="string">
            <text:p>Film name</text:p>
          </table:table-cell>
          <table:table-cell office:string-value="Year" office:value-type="string">
            <text:p>Year</text:p>
          </table:table-cell>
          <table:table-cell office:string-value="Rating" office:value-type="string">
            <text:p>Rating</text:p>
          </table:table-cell>
          <table:table-cell office:string-value="Director" office:value-type="string">
            <text:p>Director</text:p>
          </table:table-cell>
          <table:table-cell office:string-value="Description" office:value-type="string">
            <text:p>Description</text:p>
          </table:table-cell>
        </table:table-row>
        <table:table-row>
          <table:table-cell/>
          <table:table-cell/>
          <table:table-cell/>
          <table:table-cell/>
          <table:table-cell/>
          <table:table-cell/>
        </table:table-row>
      </table:table>
      <table:table table:name="Super filmy" table:style-name="aa37a43">
        <table:table-column table:number-columns-repeated="5" table:style-name="a5d154a"/>
        <table:table-column table:style-name="a5d154a"/>
        <table:table-row>
          <table:table-cell/>
          <table:table-cell office:string-value="Film name" office:value-type="string">
            <text:p>Film name</text:p>
          </table:table-cell>
          <table:table-cell office:string-value="Year" office:value-type="string">
            <text:p>Year</text:p>
          </table:table-cell>
          <table:table-cell office:string-value="Rating" office:value-type="string">
            <text:p>Rating</text:p>
          </table:table-cell>
          <table:table-cell office:string-value="Director" office:value-type="string">
            <text:p>Director</text:p>
          </table:table-cell>
          <table:table-cell office:string-value="Description" office:value-type="string">
            <text:p>Description</text:p>
          </table:table-cell>
        </table:table-row>
        <table:table-row>
          <table:table-cell/>
          <table:table-cell/>
          <table:table-cell/>
          <table:table-cell/>
          <table:table-cell/>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wermington</dc:creator>
    <dc:date>2015-05-26T14:21:37</dc:date>
    <meta:editing-cycles>1</meta:editing-cycles>
    <meta:editing-duration>PT0.407S</meta:editing-duration>
    <meta:initial-creator>wermington</meta:initial-creator>
    <meta:creation-date>2015-05-26T14:21:36</meta:creation-date>
    <dc:language>en</dc:language>
  </office:meta>
</office:document-meta>
</file>